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7677in" svg:height="3.5429in" svg:x="3.6634in" svg:y="2.089in">
            <draw:object draw:notify-on-update-of-ranges="Sheet1.A3:Sheet1.A8 Sheet1.B1:Sheet1.B1 Sheet1.B3:Sheet1.B8 Sheet1.C1:Sheet1.C1 Sheet1.C3:Sheet1.C8 Sheet1.D1:Sheet1.D1 Sheet1.D3:Sheet1.D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Average Throughput-1KB</text:p>
          </table:table-cell>
          <table:table-cell office:value-type="string" calcext:value-type="string">
            <text:p>Average Throughput-64KB</text:p>
          </table:table-cell>
          <table:table-cell office:value-type="string" calcext:value-type="string">
            <text:p>Average Throughput-1 By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1.369" calcext:value-type="float">
            <text:p>1551.369</text:p>
          </table:table-cell>
          <table:table-cell office:value-type="float" office:value="38424.817" calcext:value-type="float">
            <text:p>38424.817</text:p>
          </table:table-cell>
          <table:table-cell office:value-type="float" office:value="1.526" calcext:value-type="float">
            <text:p>1.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9.116" calcext:value-type="float">
            <text:p>1939.116</text:p>
          </table:table-cell>
          <table:table-cell office:value-type="float" office:value="40746.238" calcext:value-type="float">
            <text:p>40746.238</text:p>
          </table:table-cell>
          <table:table-cell office:value-type="float" office:value="2.011" calcext:value-type="float">
            <text:p>2.0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01.886" calcext:value-type="float">
            <text:p>4701.886</text:p>
          </table:table-cell>
          <table:table-cell office:value-type="float" office:value="83879.714" calcext:value-type="float">
            <text:p>83879.714</text:p>
          </table:table-cell>
          <table:table-cell office:value-type="float" office:value="3.829" calcext:value-type="float">
            <text:p>3.8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38.147" calcext:value-type="float">
            <text:p>4738.147</text:p>
          </table:table-cell>
          <table:table-cell office:value-type="float" office:value="88898.247" calcext:value-type="float">
            <text:p>88898.247</text:p>
          </table:table-cell>
          <table:table-cell office:value-type="float" office:value="4.192" calcext:value-type="float">
            <text:p>4.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70.483" calcext:value-type="float">
            <text:p>4770.483</text:p>
          </table:table-cell>
          <table:table-cell office:value-type="float" office:value="95524.937" calcext:value-type="float">
            <text:p>95524.937</text:p>
          </table:table-cell>
          <table:table-cell office:value-type="float" office:value="4.246" calcext:value-type="float">
            <text:p>4.2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83.876" calcext:value-type="float">
            <text:p>4383.876</text:p>
          </table:table-cell>
          <table:table-cell office:value-type="float" office:value="89926.883" calcext:value-type="float">
            <text:p>89926.883</text:p>
          </table:table-cell>
          <table:table-cell office:value-type="float" office:value="4.176" calcext:value-type="float">
            <text:p>4.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 style:data-style-name="N2" text:time-value="20:44:03.987315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20:08:33.132208254</meta:creation-date>
    <dc:date>2014-09-22T20:47:27.617845423</dc:date>
    <meta:editing-duration>PT37M57S</meta:editing-duration>
    <meta:editing-cycles>5</meta:editing-cycles>
    <meta:generator>LibreOffice/4.2.6.3$Linux_X86_64 LibreOffice_project/420m0$Build-3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98000" chart:interval-major="5" chart:interval-minor-divisor="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31cm" svg:height="9cm" xlink:href=".." xlink:type="simple" chart:class="chart:line" chart:style-name="ch1">
        <chart:legend chart:legend-position="end" svg:x="14.233cm" svg:y="3.703cm" style:legend-expansion="high" chart:style-name="ch2"/>
        <chart:plot-area chart:style-name="ch3" table:cell-range-address="Sheet1.A3:Sheet1.D8 Sheet1.B1:Sheet1.D1" chart:data-source-has-labels="both" svg:x="1.405cm" svg:y="0.855cm" svg:width="12.04cm" svg:height="6.984cm">
          <chartooo:coordinate-region svg:x="2.591cm" svg:y="0.855cm" svg:width="10.667cm" svg:height="6.337cm"/>
          <chart:axis chart:dimension="x" chart:name="primary-x" chart:style-name="ch4" chartooo:axis-type="auto">
            <chartooo:date-scale/>
            <chart:title svg:x="5.992cm" svg:y="8.019cm" chart:style-name="ch5">
              <text:p>Number of Threads</text:p>
            </chart:title>
            <chart:categories table:cell-range-address="Sheet1.A3:Sheet1.A8"/>
          </chart:axis>
          <chart:axis chart:dimension="y" chart:name="primary-y" chart:style-name="ch6">
            <chart:title svg:x="0.451cm" svg:y="5.238cm" chart:style-name="ch7">
              <text:p>Throughput</text:p>
            </chart:title>
            <chart:grid chart:style-name="ch8" chart:class="major"/>
          </chart:axis>
          <chart:series chart:style-name="ch9" chart:values-cell-range-address="Sheet1.B3:Sheet1.B8" chart:label-cell-address="Sheet1.B1:Sheet1.B1" chart:class="chart:line">
            <chart:data-point chart:repeated="6"/>
          </chart:series>
          <chart:series chart:style-name="ch10" chart:values-cell-range-address="Sheet1.C3:Sheet1.C8" chart:label-cell-address="Sheet1.C1:Sheet1.C1" chart:class="chart:line">
            <chart:data-point chart:repeated="6"/>
          </chart:series>
          <chart:series chart:style-name="ch11" chart:values-cell-range-address="Sheet1.D3:Sheet1.D8" chart:label-cell-address="Sheet1.D1:Sheet1.D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hroughput-1KB</text:p>
                <draw:g>
                  <svg:desc>Sheet1.B1:Sheet1.B1</svg:desc>
                </draw:g>
              </table:table-cell>
              <table:table-cell office:value-type="string">
                <text:p>Average Throughput-64KB</text:p>
                <draw:g>
                  <svg:desc>Sheet1.C1:Sheet1.C1</svg:desc>
                </draw:g>
              </table:table-cell>
              <table:table-cell office:value-type="string">
                <text:p>Average Throughput-1 By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8</svg:desc>
                </draw:g>
              </table:table-cell>
              <table:table-cell office:value-type="float" office:value="1551.369">
                <text:p>1551.369</text:p>
                <draw:g>
                  <svg:desc>Sheet1.B3:Sheet1.B8</svg:desc>
                </draw:g>
              </table:table-cell>
              <table:table-cell office:value-type="float" office:value="38424.817">
                <text:p>38424.817</text:p>
                <draw:g>
                  <svg:desc>Sheet1.C3:Sheet1.C8</svg:desc>
                </draw:g>
              </table:table-cell>
              <table:table-cell office:value-type="float" office:value="1.526">
                <text:p>1.526</text:p>
                <draw:g>
                  <svg:desc>Sheet1.D3:Sheet1.D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39.116">
                <text:p>1939.116</text:p>
              </table:table-cell>
              <table:table-cell office:value-type="float" office:value="40746.238">
                <text:p>40746.238</text:p>
              </table:table-cell>
              <table:table-cell office:value-type="float" office:value="2.011">
                <text:p>2.0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701.886">
                <text:p>4701.886</text:p>
              </table:table-cell>
              <table:table-cell office:value-type="float" office:value="83879.714">
                <text:p>83879.714</text:p>
              </table:table-cell>
              <table:table-cell office:value-type="float" office:value="3.829">
                <text:p>3.8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738.147">
                <text:p>4738.147</text:p>
              </table:table-cell>
              <table:table-cell office:value-type="float" office:value="88898.247">
                <text:p>88898.247</text:p>
              </table:table-cell>
              <table:table-cell office:value-type="float" office:value="4.192">
                <text:p>4.19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770.483">
                <text:p>4770.483</text:p>
              </table:table-cell>
              <table:table-cell office:value-type="float" office:value="95524.937">
                <text:p>95524.937</text:p>
              </table:table-cell>
              <table:table-cell office:value-type="float" office:value="4.246">
                <text:p>4.24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83.876">
                <text:p>4383.876</text:p>
              </table:table-cell>
              <table:table-cell office:value-type="float" office:value="89926.883">
                <text:p>89926.883</text:p>
              </table:table-cell>
              <table:table-cell office:value-type="float" office:value="4.176">
                <text:p>4.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